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NormModifier.reSetNorms( String fiel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FieldNormModifier.FieldNormModifier( Directory d , Similarity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NormModifier.main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